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6.08 – Race conditons are possible in any systems. Consider a bank system with deposit(amt) and withdraw(amt). <text:s/>Describe the race condition of 2 people using the same acct one withdrawing one depositing.</text:p>
      <text:p text:style-name="Standard"/>
      <text:p text:style-name="Standard"><text:tab/>The two functions will both be changing the value of the accounts' balance. <text:s/>We will call the variable being used balance as well with a value of 100. <text:s/>The register being used to hold and manipulate balance will be referred to as r1 and r2. </text:p>
      <text:p text:style-name="Standard"/>
      <text:p text:style-name="Standard"><text:tab/>Visual example:<text:tab/>S1: deposit, r1 = balance <text:s/>{r1 = 100}</text:p>
      <text:p text:style-name="Standard"><text:tab/><text:tab/><text:tab/><text:tab/>S2: deposit, r1 = r1 + 32 <text:s text:c="2"/>{r1 = 132}</text:p>
      <text:p text:style-name="Standard"><text:tab/><text:tab/><text:tab/><text:tab/>S3: withdraw, r2 = balance {r2 = 100}</text:p>
      <text:p text:style-name="Standard"><text:tab/><text:tab/><text:tab/><text:tab/>S4: withdraw, r2 = r2 – 67 {r2 = 33}</text:p>
      <text:p text:style-name="Standard"><text:tab/><text:tab/><text:tab/><text:tab/>S5: deposit, balance = r1 {balance = 132}</text:p>
      <text:p text:style-name="Standard"><text:tab/><text:tab/><text:tab/><text:tab/>S6: withdraw, balance = r2 { balance = 33}</text:p>
      <text:p text:style-name="Standard"/>
      <text:p text:style-name="Standard">6.11 – What is the meaning of the term busy waiting? What other kinds of waiting are there in OS's. Can busy waiting be avoided altogether?</text:p>
      <text:p text:style-name="Standard"/>
      <text:p text:style-name="Standard"><text:tab/>Busy waiting is when a process enters a while loop and and literally waits for the while loop to break. <text:s/>Busy waiting can be avoided by modifying the wait() function to place the process in a queue and use a signal to tell it when to wakeup. <text:s/></text:p>
      <text:p text:style-name="Standard"/>
      <text:p text:style-name="Standard">6.17 – Servers can be designed to limit the num of connections. For example, a server may wish to have N open connections at any one time. <text:s/>As soon as N connections are made, the server will not accept anymore. Explain how semaphores can be used by a server to limit the number of connections.</text:p>
      <text:p text:style-name="Standard"/>
      <text:p text:style-name="Standard"><text:tab/>Well, using the concept stated in section 6.11, new connections can be added to the semaphore process list. <text:s/>However, they will not be blocked, they will be allowed to continue to run and do their business. When a connection is closed, a signal may be sent and it can be removed from the semaphore process list. <text:s/>Now another connection may be establish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a Elise</meta:initial-creator>
    <meta:creation-date>2013-04-23T12:40:53</meta:creation-date>
    <dc:date>2013-04-25T19:55:32</dc:date>
    <dc:creator>Michaela Elise</dc:creator>
    <meta:editing-duration>PT39M16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12" meta:word-count="322" meta:character-count="1745" meta:non-whitespace-character-count="1398"/>
  </office:meta>
</office:document-meta>
</file>